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4efd" officeooo:paragraph-rsid="00164efd"/>
    </style:style>
    <style:style style:name="P2" style:family="paragraph" style:parent-style-name="Standard" style:list-style-name="L3">
      <style:text-properties officeooo:rsid="00164efd" officeooo:paragraph-rsid="00164efd"/>
    </style:style>
    <style:style style:name="P3" style:family="paragraph" style:parent-style-name="Standard" style:list-style-name="L3">
      <style:text-properties officeooo:paragraph-rsid="00164efd"/>
    </style:style>
    <style:style style:name="P4" style:family="paragraph" style:parent-style-name="Standard" style:list-style-name="L3">
      <style:text-properties officeooo:rsid="0017006e" officeooo:paragraph-rsid="0017006e"/>
    </style:style>
    <style:style style:name="P5" style:family="paragraph" style:parent-style-name="Standard">
      <style:text-properties officeooo:rsid="0017006e" officeooo:paragraph-rsid="0017006e"/>
    </style:style>
    <style:style style:name="T1" style:family="text">
      <style:text-properties officeooo:rsid="00164ef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1"/>
      <text:p text:style-name="P5">a)</text:p>
      <text:p text:style-name="P1"/>
      <text:list text:style-name="L3">
        <text:list-item>
          <text:p text:style-name="P3"><text:span text:style-name="T1">La entrada clk representa el valor a alamacenar en los flip-flop D</text:span></text:p>
        </text:list-item>
        <text:list-item>
          <text:p text:style-name="P2">El force-input es una entrada de control que habilita el almacenado de valores en los flip-flop D y afecta los 3 al mismo tiempo. Las 3 entradas conectadas al input W en los flip-flop D tambien cumplen esta funcion, solo que actua cada una en un flip-flop D</text:p>
        </text:list-item>
        <text:list-item>
          <text:p text:style-name="P2">Las entradas conectadas al input en_out en cada flip-flop D son de control y habilitan la salida del valor almacenado</text:p>
        </text:list-item>
        <text:list-item>
          <text:p text:style-name="P2">El en_force_input es una entrada de control que regula el paso del valor que entra en force_input</text:p>
        </text:list-item>
        <text:list-item>
          <text:p text:style-name="P2">R0, R1 y R2 son un valor de salida y representan los valores almacenados en cada uno de los flip-flop D.</text:p>
        </text:list-item>
        <text:list-item>
          <text:p text:style-name="P4">Luego esta la salida general del componente que, en el caso de que no haya error devuelve los valores alamacenados en lo/s Ri y/o en el force_input</text:p>
        </text:list-item>
      </text:list>
      <text:p text:style-name="P5"/>
      <text:p text:style-name="P5">b) 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4:11:52.765219302</meta:creation-date>
    <dc:date>2025-04-15T15:11:21.375760856</dc:date>
    <meta:editing-duration>PT38M10S</meta:editing-duration>
    <meta:editing-cycles>1</meta:editing-cycles>
    <meta:document-statistic meta:table-count="0" meta:image-count="0" meta:object-count="0" meta:page-count="1" meta:paragraph-count="9" meta:word-count="154" meta:character-count="801" meta:non-whitespace-character-count="661"/>
    <meta:generator>LibreOffice/24.2.7.2$Linux_X86_64 LibreOffice_project/420$Build-2</meta:generator>
  </office:meta>
</office:document-meta>
</file>